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AEE66DBF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ffff00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82cm" svg:height="11.376cm" svg:x="5.558cm" svg:y="8.239cm">
          <draw:image xlink:href="Pictures/1000000000000190000001AEE66DBF55.png" xlink:type="simple" xlink:show="embed" xlink:actuate="onLoad">
            <text:p/>
          </draw:image>
        </draw:frame>
        <draw:custom-shape draw:style-name="gr2" draw:text-style-name="P1" draw:layer="layout" svg:width="0.635cm" svg:height="0.635cm" svg:x="14.77cm" svg:y="8.285cm">
          <text:p text:style-name="P2">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97cm" svg:y="10.09cm">
          <text:p text:style-name="P2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97cm" svg:y="10.803cm">
          <text:p text:style-name="P2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97cm" svg:y="11.504cm">
          <text:p text:style-name="P2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97cm" svg:y="12.195cm">
          <text:p text:style-name="P2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2.835cm" svg:y="12.865cm">
          <text:p text:style-name="P2">8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9.89cm" svg:y="8.92cm">
          <text:p text:style-name="P2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535cm" svg:y="9.02cm">
          <text:p text:style-name="P2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2.85cm" svg:y="13.4cm">
          <text:p text:style-name="P2">9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7.525cm" svg:y="14.1cm">
          <text:p text:style-name="P2">10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0.17cm" svg:y="14.1cm">
          <text:p text:style-name="P2">1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3.7cm" svg:y="17.41cm">
          <text:p text:style-name="P2">1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layer="layout" svg:width="0.635cm" svg:height="0.635cm" svg:x="14.901cm" svg:y="14.111cm">
          <text:p text:style-name="P2">12</text:p>
          <draw:enhanced-geometry svg:viewBox="0 0 21600 21600" draw:glue-points="10800 0 3160 3160 0 10800 3160 18440 10800 21600 18440 18440 21600 10800 18440 3160" draw:text-areas="3200 3200 18400 18400" draw:type="ellipse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ran Quang</meta:initial-creator>
    <meta:creation-date>2008-09-19T13:58:58</meta:creation-date>
    <dc:creator>Tran Quang</dc:creator>
    <dc:date>2009-03-30T19:20:22</dc:date>
    <meta:editing-cycles>5</meta:editing-cycles>
    <meta:editing-duration>PT13M1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